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128.1pt"/>
    </style:style>
    <style:style style:name="co9" style:family="table-column">
      <style:table-column-properties fo:break-before="auto" style:column-width="127.36pt"/>
    </style:style>
    <style:style style:name="co10" style:family="table-column">
      <style:table-column-properties fo:break-before="auto" style:column-width="126.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Heading_20_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Bad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Heading_20_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Bad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Ba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Bad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Bad" style:data-style-name="N129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129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Bad" style:data-style-name="N12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Heading_20_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0" style:family="table-cell" style:parent-style-name="Bad" style:data-style-name="N12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1" style:family="table-cell" style:parent-style-name="Default" style:data-style-name="N12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3" style:family="table-cell" style:parent-style-name="Goo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4" style:family="table-cell" style:parent-style-name="Goo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Goo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T1" style:family="text">
      <style:text-properties style:font-name="Liberation Serif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10"/>
        <table:table-column table:style-name="co4" table:default-cell-style-name="ce13"/>
        <table:table-column table:style-name="co5" table:default-cell-style-name="ce15"/>
        <table:table-column table:style-name="co6" table:default-cell-style-name="ce17"/>
        <table:table-column table:style-name="co7" table:default-cell-style-name="ce21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lectrical parameter calculations with different reference resistances</text:p>
          </table:table-cell>
          <table:covered-table-cell table:number-columns-repeated="5" table:style-name="ce6"/>
          <table:covered-table-cell table:style-name="ce18"/>
          <table:table-cell/>
          <table:table-cell table:style-name="ce5" office:value-type="string" calcext:value-type="string" table:number-columns-spanned="3" table:number-rows-spanned="1">
            <text:p>Applied voltage to reference resistance</text:p>
          </table:table-cell>
          <table:covered-table-cell table:style-name="ce10"/>
          <table:covered-table-cell table:style-name="ce22"/>
        </table:table-row>
        <table:table-row table:style-name="ro2">
          <table:table-cell table:style-name="ce2" office:value-type="string" calcext:value-type="string">
            <text:p>Rref, <text:span text:style-name="T1">Ω</text:span></text:p>
          </table:table-cell>
          <table:table-cell table:style-name="ce7" office:value-type="string" calcext:value-type="string">
            <text:p>Imin, mA</text:p>
          </table:table-cell>
          <table:table-cell table:style-name="ce7" office:value-type="string" calcext:value-type="string">
            <text:p>Imax, mA</text:p>
          </table:table-cell>
          <table:table-cell table:style-name="ce7" office:value-type="string" calcext:value-type="string">
            <text:p>Rmax, kΩ</text:p>
          </table:table-cell>
          <table:table-cell table:style-name="ce7" office:value-type="string" calcext:value-type="string">
            <text:p>Rmin, Ω</text:p>
          </table:table-cell>
          <table:table-cell table:style-name="ce7" office:value-type="string" calcext:value-type="string">
            <text:p>Pmax, mW</text:p>
          </table:table-cell>
          <table:table-cell table:style-name="ce19" office:value-type="string" calcext:value-type="string">
            <text:p>k, <text:span text:style-name="T2">Ω</text:span></text:p>
          </table:table-cell>
          <table:table-cell/>
          <table:table-cell table:style-name="ce2" office:value-type="string" calcext:value-type="string">
            <text:p>Vcc, V</text:p>
          </table:table-cell>
          <table:table-cell table:style-name="ce7" office:value-type="string" calcext:value-type="string">
            <text:p>Vmin, V</text:p>
          </table:table-cell>
          <table:table-cell table:style-name="ce19" office:value-type="string" calcext:value-type="string">
            <text:p>Vmax, V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table:formula="of:=[.J3] / [.A3] * 1000" office:value-type="float" office:value="1.25" calcext:value-type="float">
            <text:p>1.25</text:p>
          </table:table-cell>
          <table:table-cell table:style-name="ce11" table:formula="of:=[.K3] / [.A3] * 1000" office:value-type="float" office:value="1248.75" calcext:value-type="float">
            <text:p>1248.75</text:p>
          </table:table-cell>
          <table:table-cell table:style-name="ce12" table:formula="of:=[.K3] / [.B3]" office:value-type="float" office:value="3.996" calcext:value-type="float">
            <text:p>3.996</text:p>
          </table:table-cell>
          <table:table-cell table:style-name="ce14" table:formula="of:=[.J3] / [.C3] *1000" office:value-type="float" office:value="0.004004004004004" calcext:value-type="float">
            <text:p>0.004004004</text:p>
          </table:table-cell>
          <table:table-cell table:style-name="ce16" table:formula="of:=POWER([.I3]; 2) / [.A3] * 1000" office:value-type="float" office:value="6250" calcext:value-type="float">
            <text:p>6,250.0000</text:p>
          </table:table-cell>
          <table:table-cell table:style-name="ce20" table:formula="of:=[.A3] / [.I3] * [.J3]" office:value-type="float" office:value="0.004" calcext:value-type="float">
            <text:p>0.004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5" table:formula="of:=[.I3] - [.J3]" office:value-type="float" office:value="4.995" calcext:value-type="float">
            <text:p>4.995</text:p>
          </table:table-cell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table:formula="of:=[.J3] / [.A4] * 1000" office:value-type="float" office:value="0.5" calcext:value-type="float">
            <text:p>0.5</text:p>
          </table:table-cell>
          <table:table-cell table:style-name="ce11" table:formula="of:=[.K3] / [.A4] * 1000" office:value-type="float" office:value="499.5" calcext:value-type="float">
            <text:p>499.5</text:p>
          </table:table-cell>
          <table:table-cell table:style-name="ce12" table:formula="of:=[.K3] / [.B4]" office:value-type="float" office:value="9.99" calcext:value-type="float">
            <text:p>9.990</text:p>
          </table:table-cell>
          <table:table-cell table:style-name="ce14" table:formula="of:=[.J3] / [.C4] *1000" office:value-type="float" office:value="0.01001001001001" calcext:value-type="float">
            <text:p>0.010010010</text:p>
          </table:table-cell>
          <table:table-cell table:style-name="ce16" table:formula="of:=POWER([.I3]; 2) / [.A4] * 1000" office:value-type="float" office:value="2500" calcext:value-type="float">
            <text:p>2,500.0000</text:p>
          </table:table-cell>
          <table:table-cell table:style-name="ce20" table:formula="of:=[.A4] / [.I3] * [.J3]" office:value-type="float" office:value="0.01" calcext:value-type="float">
            <text:p>0.010</text:p>
          </table:table-cell>
          <table:table-cell table:number-columns-repeated="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[.J3] / [.A5] * 1000" office:value-type="float" office:value="0.0909090909090909" calcext:value-type="float">
            <text:p>0.090909090909091</text:p>
          </table:table-cell>
          <table:table-cell table:formula="of:=[.K3] / [.A5] * 1000" office:value-type="float" office:value="90.8181818181818" calcext:value-type="float">
            <text:p>90.8181818181818</text:p>
          </table:table-cell>
          <table:table-cell table:formula="of:=[.K3] / [.B5]" office:value-type="float" office:value="54.945" calcext:value-type="float">
            <text:p>54.945</text:p>
          </table:table-cell>
          <table:table-cell table:formula="of:=[.J3] / [.C5] *1000" office:value-type="float" office:value="0.055055055055055" calcext:value-type="float">
            <text:p>0.055055055</text:p>
          </table:table-cell>
          <table:table-cell table:formula="of:=POWER([.I3]; 2) / [.A5] * 1000" office:value-type="float" office:value="454.545454545455" calcext:value-type="float">
            <text:p>454.5455</text:p>
          </table:table-cell>
          <table:table-cell table:formula="of:=[.A5] / [.I3] * [.J3]" office:value-type="float" office:value="0.055" calcext:value-type="float">
            <text:p>0.055</text:p>
          </table:table-cell>
          <table:table-cell table:number-columns-repeated="4"/>
        </table:table-row>
        <table:table-row table:style-name="ro3">
          <table:table-cell table:formula="of:=ROUND(220 / 3)" office:value-type="float" office:value="73" calcext:value-type="float">
            <text:p>73</text:p>
          </table:table-cell>
          <table:table-cell table:formula="of:=[.J3] / [.A6] * 1000" office:value-type="float" office:value="0.0684931506849315" calcext:value-type="float">
            <text:p>0.068493150684932</text:p>
          </table:table-cell>
          <table:table-cell table:formula="of:=[.K3] / [.A6] * 1000" office:value-type="float" office:value="68.4246575342466" calcext:value-type="float">
            <text:p>68.4246575342466</text:p>
          </table:table-cell>
          <table:table-cell table:formula="of:=[.K3] / [.B6]" office:value-type="float" office:value="72.927" calcext:value-type="float">
            <text:p>72.927</text:p>
          </table:table-cell>
          <table:table-cell table:formula="of:=[.J3] / [.C6] *1000" office:value-type="float" office:value="0.0730730730730731" calcext:value-type="float">
            <text:p>0.073073073</text:p>
          </table:table-cell>
          <table:table-cell table:formula="of:=POWER([.I3]; 2) / [.A6] * 1000" office:value-type="float" office:value="342.465753424658" calcext:value-type="float">
            <text:p>342.4658</text:p>
          </table:table-cell>
          <table:table-cell table:formula="of:=[.A6] / [.I3] * [.J3]" office:value-type="float" office:value="0.073" calcext:value-type="float">
            <text:p>0.073</text:p>
          </table:table-cell>
          <table:table-cell table:number-columns-repeated="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J3]/ [.A7] * 1000" office:value-type="float" office:value="0.0454545454545455" calcext:value-type="float">
            <text:p>0.045454545454546</text:p>
          </table:table-cell>
          <table:table-cell table:formula="of:=[.K3]/ [.A7] * 1000" office:value-type="float" office:value="45.4090909090909" calcext:value-type="float">
            <text:p>45.4090909090909</text:p>
          </table:table-cell>
          <table:table-cell table:formula="of:=[.K3] / [.B7]" office:value-type="float" office:value="109.89" calcext:value-type="float">
            <text:p>109.890</text:p>
          </table:table-cell>
          <table:table-cell table:formula="of:=[.J3] / [.C7] *1000" office:value-type="float" office:value="0.11011011011011" calcext:value-type="float">
            <text:p>0.110110110</text:p>
          </table:table-cell>
          <table:table-cell table:formula="of:=POWER([.I3]; 2) / [.A7] * 1000" office:value-type="float" office:value="227.272727272727" calcext:value-type="float">
            <text:p>227.2727</text:p>
          </table:table-cell>
          <table:table-cell table:formula="of:=[.A7] / [.I3] * [.J3]" office:value-type="float" office:value="0.11" calcext:value-type="float">
            <text:p>0.110</text:p>
          </table:table-cell>
          <table:table-cell table:number-columns-repeated="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[.J3] / [.A8] * 1000" office:value-type="float" office:value="0.0227272727272727" calcext:value-type="float">
            <text:p>0.022727272727273</text:p>
          </table:table-cell>
          <table:table-cell table:formula="of:=[.K3] / [.A8] * 1000" office:value-type="float" office:value="22.7045454545455" calcext:value-type="float">
            <text:p>22.7045454545455</text:p>
          </table:table-cell>
          <table:table-cell table:formula="of:=[.K3] / [.B8]" office:value-type="float" office:value="219.78" calcext:value-type="float">
            <text:p>219.780</text:p>
          </table:table-cell>
          <table:table-cell table:formula="of:=[.J3] / [.C8] *1000" office:value-type="float" office:value="0.22022022022022" calcext:value-type="float">
            <text:p>0.220220220</text:p>
          </table:table-cell>
          <table:table-cell table:formula="of:=POWER([.I3]; 2) / [.A8] * 1000" office:value-type="float" office:value="113.636363636364" calcext:value-type="float">
            <text:p>113.6364</text:p>
          </table:table-cell>
          <table:table-cell table:formula="of:=[.A8] / [.I3] * [.J3]" office:value-type="float" office:value="0.22" calcext:value-type="float">
            <text:p>0.220</text:p>
          </table:table-cell>
          <table:table-cell table:number-columns-repeated="4"/>
        </table:table-row>
        <table:table-row table:style-name="ro3">
          <table:table-cell office:value-type="float" office:value="4700" calcext:value-type="float">
            <text:p>4,700</text:p>
          </table:table-cell>
          <table:table-cell table:formula="of:=[.J3] / [.A9] * 1000" office:value-type="float" office:value="0.00106382978723404" calcext:value-type="float">
            <text:p>0.001063829787234</text:p>
          </table:table-cell>
          <table:table-cell table:formula="of:=[.K3] / [.A9] * 1000" office:value-type="float" office:value="1.06276595744681" calcext:value-type="float">
            <text:p>1.06276595744681</text:p>
          </table:table-cell>
          <table:table-cell table:formula="of:=[.K3] / [.B9]" office:value-type="float" office:value="4695.3" calcext:value-type="float">
            <text:p>4,695.300</text:p>
          </table:table-cell>
          <table:table-cell table:formula="of:=[.J3] / [.C9] *1000" office:value-type="float" office:value="4.70470470470471" calcext:value-type="float">
            <text:p>4.704704705</text:p>
          </table:table-cell>
          <table:table-cell table:formula="of:=POWER([.I3]; 2) / [.A9] * 1000" office:value-type="float" office:value="5.31914893617021" calcext:value-type="float">
            <text:p>5.3191</text:p>
          </table:table-cell>
          <table:table-cell table:formula="of:=[.A9] / [.I3] * [.J3]" office:value-type="float" office:value="4.7" calcext:value-type="float">
            <text:p>4.700</text:p>
          </table:table-cell>
          <table:table-cell table:number-columns-repeated="4"/>
        </table:table-row>
        <table:table-row table:style-name="ro3">
          <table:table-cell office:value-type="float" office:value="5000" calcext:value-type="float">
            <text:p>5,000</text:p>
          </table:table-cell>
          <table:table-cell table:formula="of:=[.J3] / [.A10] * 1000" office:value-type="float" office:value="0.001" calcext:value-type="float">
            <text:p>0.001</text:p>
          </table:table-cell>
          <table:table-cell table:formula="of:=[.K3] / [.A10] * 1000" office:value-type="float" office:value="0.999" calcext:value-type="float">
            <text:p>0.999</text:p>
          </table:table-cell>
          <table:table-cell table:formula="of:=[.K3] / [.B10]" office:value-type="float" office:value="4995" calcext:value-type="float">
            <text:p>4,995.000</text:p>
          </table:table-cell>
          <table:table-cell table:formula="of:=[.J3] / [.C10] *1000" office:value-type="float" office:value="5.00500500500501" calcext:value-type="float">
            <text:p>5.005005005</text:p>
          </table:table-cell>
          <table:table-cell table:formula="of:=POWER([.I3]; 2) / [.A10] * 1000" office:value-type="float" office:value="5" calcext:value-type="float">
            <text:p>5.0000</text:p>
          </table:table-cell>
          <table:table-cell table:formula="of:=[.A10] / [.I3] * [.J3]" office:value-type="float" office:value="5" calcext:value-type="float">
            <text:p>5.000</text:p>
          </table:table-cell>
          <table:table-cell table:number-columns-repeated="4"/>
        </table:table-row>
        <table:table-row table:style-name="ro3">
          <table:table-cell office:value-type="float" office:value="10000" calcext:value-type="float">
            <text:p>10,000</text:p>
          </table:table-cell>
          <table:table-cell table:formula="of:=[.J3] / [.A11] * 1000" office:value-type="float" office:value="0.0005" calcext:value-type="float">
            <text:p>0.0005</text:p>
          </table:table-cell>
          <table:table-cell table:formula="of:=[.K3] / [.A11] * 1000" office:value-type="float" office:value="0.4995" calcext:value-type="float">
            <text:p>0.4995</text:p>
          </table:table-cell>
          <table:table-cell table:formula="of:=[.K3] / [.B11]" office:value-type="float" office:value="9990" calcext:value-type="float">
            <text:p>9,990.000</text:p>
          </table:table-cell>
          <table:table-cell table:formula="of:=[.J3] / [.C11] *1000" office:value-type="float" office:value="10.01001001001" calcext:value-type="float">
            <text:p>10.010010010</text:p>
          </table:table-cell>
          <table:table-cell table:formula="of:=POWER([.I3]; 2) / [.A11] * 1000" office:value-type="float" office:value="2.5" calcext:value-type="float">
            <text:p>2.5000</text:p>
          </table:table-cell>
          <table:table-cell table:formula="of:=[.A11] / [.I3] * [.J3]" office:value-type="float" office:value="10" calcext:value-type="float">
            <text:p>10.000</text:p>
          </table:table-cell>
          <table:table-cell table:number-columns-repeated="4"/>
        </table:table-row>
        <table:table-row table:style-name="ro3">
          <table:table-cell office:value-type="float" office:value="1000000" calcext:value-type="float">
            <text:p>1,000,000</text:p>
          </table:table-cell>
          <table:table-cell table:formula="of:=[.J3] / [.A12] * 1000" office:value-type="float" office:value="0.000005" calcext:value-type="float">
            <text:p>5E-06</text:p>
          </table:table-cell>
          <table:table-cell table:formula="of:=[.K3] / [.A12] * 1000" office:value-type="float" office:value="0.004995" calcext:value-type="float">
            <text:p>0.004995</text:p>
          </table:table-cell>
          <table:table-cell table:formula="of:=[.K3] / [.B12]" office:value-type="float" office:value="999000" calcext:value-type="float">
            <text:p>999,000.000</text:p>
          </table:table-cell>
          <table:table-cell table:formula="of:=[.J3] / [.C12] *1000" office:value-type="float" office:value="1001.001001001" calcext:value-type="float">
            <text:p>1,001.001001001</text:p>
          </table:table-cell>
          <table:table-cell table:formula="of:=POWER([.I3]; 2) / [.A12] * 1000" office:value-type="float" office:value="0.025" calcext:value-type="float">
            <text:p>0.0250</text:p>
          </table:table-cell>
          <table:table-cell table:formula="of:=[.A12] / [.I3] * [.J3]" office:value-type="float" office:value="1000" calcext:value-type="float">
            <text:p>1,000.000</text:p>
          </table:table-cell>
          <table:table-cell table:number-columns-repeated="4"/>
        </table:table-row>
        <table:table-row table:style-name="ro3">
          <table:table-cell office:value-type="float" office:value="10000000" calcext:value-type="float">
            <text:p>10,000,000</text:p>
          </table:table-cell>
          <table:table-cell table:formula="of:=[.J3] / [.A13] * 1000" office:value-type="float" office:value="0.0000005" calcext:value-type="float">
            <text:p>5E-07</text:p>
          </table:table-cell>
          <table:table-cell table:formula="of:=[.K3] / [.A13] * 1000" office:value-type="float" office:value="0.0004995" calcext:value-type="float">
            <text:p>0.0004995</text:p>
          </table:table-cell>
          <table:table-cell table:formula="of:=[.K3] / [.B13]" office:value-type="float" office:value="9990000" calcext:value-type="float">
            <text:p>9,990,000.000</text:p>
          </table:table-cell>
          <table:table-cell table:formula="of:=[.J3] / [.C13] *1000" office:value-type="float" office:value="10010.01001001" calcext:value-type="float">
            <text:p>10,010.010010010</text:p>
          </table:table-cell>
          <table:table-cell table:formula="of:=POWER([.I3]; 2) / [.A13] * 1000" office:value-type="float" office:value="0.0025" calcext:value-type="float">
            <text:p>0.0025</text:p>
          </table:table-cell>
          <table:table-cell table:formula="of:=[.A13] / [.I3] * [.J3]" office:value-type="float" office:value="10000" calcext:value-type="float">
            <text:p>10,000.000</text:p>
          </table:table-cell>
          <table:table-cell table:number-columns-repeated="4"/>
        </table:table-row>
        <table:table-row table:style-name="ro3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7" table:number-rows-spanned="1">
            <text:p>Electrical parameter calculations with project’s chosen reference resistances</text:p>
          </table:table-cell>
          <table:covered-table-cell table:style-name="ce10"/>
          <table:covered-table-cell/>
          <table:covered-table-cell table:number-columns-repeated="3" table:style-name="ce10"/>
          <table:covered-table-cell table:style-name="ce22"/>
          <table:table-cell table:number-columns-repeated="4"/>
        </table:table-row>
        <table:table-row table:style-name="ro2">
          <table:table-cell table:style-name="ce2" office:value-type="string" calcext:value-type="string">
            <text:p>Rref, <text:span text:style-name="T1">Ω</text:span></text:p>
          </table:table-cell>
          <table:table-cell table:style-name="ce7" office:value-type="string" calcext:value-type="string">
            <text:p>Imin, mA</text:p>
          </table:table-cell>
          <table:table-cell table:style-name="ce7" office:value-type="string" calcext:value-type="string">
            <text:p>Imax, mA</text:p>
          </table:table-cell>
          <table:table-cell table:style-name="ce7" office:value-type="string" calcext:value-type="string">
            <text:p>Rmax, kΩ</text:p>
          </table:table-cell>
          <table:table-cell table:style-name="ce7" office:value-type="string" calcext:value-type="string">
            <text:p>Rmin, Ω</text:p>
          </table:table-cell>
          <table:table-cell table:style-name="ce7" office:value-type="string" calcext:value-type="string">
            <text:p>Pmax, mW</text:p>
          </table:table-cell>
          <table:table-cell table:style-name="ce19" office:value-type="string" calcext:value-type="string">
            <text:p>k, <text:span text:style-name="T2">Ω</text:span></text:p>
          </table:table-cell>
          <table:table-cell table:number-columns-repeated="4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10" table:formula="of:=[.J3] / [.A17] * 1000" office:value-type="float" office:value="0.0454545454545455" calcext:value-type="float">
            <text:p>0.045454545454546</text:p>
          </table:table-cell>
          <table:table-cell table:formula="of:=[.K3] / [.A17] * 1000" office:value-type="float" office:value="45.4090909090909" calcext:value-type="float">
            <text:p>45.4090909090909</text:p>
          </table:table-cell>
          <table:table-cell table:formula="of:=[.K3] / [.B17]" office:value-type="float" office:value="109.89" calcext:value-type="float">
            <text:p>109.890</text:p>
          </table:table-cell>
          <table:table-cell table:formula="of:=[.J3] / [.C17] *1000" office:value-type="float" office:value="0.11011011011011" calcext:value-type="float">
            <text:p>0.110110110</text:p>
          </table:table-cell>
          <table:table-cell table:formula="of:=POWER([.I3]; 2) / [.A17] * 1000" office:value-type="float" office:value="227.272727272727" calcext:value-type="float">
            <text:p>227.2727</text:p>
          </table:table-cell>
          <table:table-cell table:formula="of:=[.A17] / [.I3] * [.J3]" office:value-type="float" office:value="0.11" calcext:value-type="float">
            <text:p>0.110</text:p>
          </table:table-cell>
          <table:table-cell table:number-columns-repeated="4"/>
        </table:table-row>
        <table:table-row table:style-name="ro3">
          <table:table-cell office:value-type="float" office:value="9990" calcext:value-type="float">
            <text:p>9,990</text:p>
          </table:table-cell>
          <table:table-cell table:style-name="ce10" table:formula="of:=[.J3] / [.A18] * 1000" office:value-type="float" office:value="0.000500500500500501" calcext:value-type="float">
            <text:p>0.000500500500501</text:p>
          </table:table-cell>
          <table:table-cell table:formula="of:=[.K3] / [.A18] * 1000" office:value-type="float" office:value="0.5" calcext:value-type="float">
            <text:p>0.5</text:p>
          </table:table-cell>
          <table:table-cell table:formula="of:=[.K3] / [.B18]" office:value-type="float" office:value="9980.01" calcext:value-type="float">
            <text:p>9,980.010</text:p>
          </table:table-cell>
          <table:table-cell table:formula="of:=[.J3] / [.C18] *1000" office:value-type="float" office:value="10" calcext:value-type="float">
            <text:p>10.000000000</text:p>
          </table:table-cell>
          <table:table-cell table:formula="of:=POWER([.I3]; 2) / [.A18] * 1000" office:value-type="float" office:value="2.5025025025025" calcext:value-type="float">
            <text:p>2.5025</text:p>
          </table:table-cell>
          <table:table-cell table:formula="of:=[.A18] / [.I3] * [.J3]" office:value-type="float" office:value="9.99" calcext:value-type="float">
            <text:p>9.990</text:p>
          </table:table-cell>
          <table:table-cell table:number-columns-repeated="4"/>
        </table:table-row>
        <table:table-row table:style-name="ro3">
          <table:table-cell office:value-type="float" office:value="10000000" calcext:value-type="float">
            <text:p>10,000,000</text:p>
          </table:table-cell>
          <table:table-cell table:style-name="ce10" table:formula="of:=[.J3] / [.A19] * 1000" office:value-type="float" office:value="0.0000005" calcext:value-type="float">
            <text:p>5E-07</text:p>
          </table:table-cell>
          <table:table-cell table:formula="of:=[.K3] / [.A19] * 1000" office:value-type="float" office:value="0.0004995" calcext:value-type="float">
            <text:p>0.0004995</text:p>
          </table:table-cell>
          <table:table-cell table:formula="of:=[.K3] / [.B19]" office:value-type="float" office:value="9990000" calcext:value-type="float">
            <text:p>9,990,000.000</text:p>
          </table:table-cell>
          <table:table-cell table:formula="of:=[.J3] / [.C19] *1000" office:value-type="float" office:value="10010.01001001" calcext:value-type="float">
            <text:p>10,010.010010010</text:p>
          </table:table-cell>
          <table:table-cell table:formula="of:=POWER([.I3]; 2) / [.A19] * 1000" office:value-type="float" office:value="0.0025" calcext:value-type="float">
            <text:p>0.0025</text:p>
          </table:table-cell>
          <table:table-cell table:formula="of:=[.A19] / [.I3] * [.J3]" office:value-type="float" office:value="10000" calcext:value-type="float">
            <text:p>10,000.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G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8" loext:min-decimal-places="8" number:min-integer-digits="1" number:grouping="true"/>
    </number:number-style>
    <number:number-style style:name="N129">
      <number:number number:decimal-places="9" loext:min-decimal-places="9" number:min-integer-digits="1" number:grouping="true"/>
    </number:number-style>
    <number:number-style style:name="N130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20:19:05.550311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9:06:20.283024357</meta:creation-date>
    <dc:date>2018-07-05T20:48:45.664909993</dc:date>
    <meta:editing-duration>PT2H47M6S</meta:editing-duration>
    <meta:editing-cycles>23</meta:editing-cycles>
    <meta:generator>LibreOffice/6.0.3.2$Linux_X86_64 LibreOffice_project/00m0$Build-2</meta:generator>
    <meta:document-statistic meta:table-count="1" meta:cell-count="121" meta:object-count="0"/>
  </office:meta>
</office:document-meta>
</file>